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h repo clone djonjon/P5-Premiers-pas-sur-le-langage-JavaScrip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nathan Charrier</meta:initial-creator>
    <meta:creation-date>2023-06-08T15:58:54.37</meta:creation-date>
    <meta:document-statistic meta:table-count="0" meta:image-count="0" meta:object-count="0" meta:page-count="1" meta:paragraph-count="1" meta:word-count="4" meta:character-count="63"/>
    <dc:date>2023-06-08T16:13:30.70</dc:date>
    <dc:creator>Jonathan Charrier</dc:creator>
    <meta:editing-duration>PT14M36S</meta:editing-duration>
    <meta:editing-cycles>1</meta:editing-cycles>
    <meta:generator>OpenOffice/4.1.14$Win32 OpenOffice.org_project/4114m1$Build-9811</meta:generator>
  </office:meta>
</office:document-meta>
</file>